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ammar.getTar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mmar.getNotationDeclIndex( String notationDec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mmar.getFirstNotationDecl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mmar.getEntityDecl( int entityDeclIndex , XMLEntityDecl entityDe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mmar.getNextEntityDeclIndex( int entityDecl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mmar.getAttributeDecl( int attributeDeclIndex , XMLAttributeDecl attributeDe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mmar.getNextAttributeDeclIndex( int attributeDecl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mmar.getFirstAttributeDeclIndex( int elementDecl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mmar.getAttributeDeclIndex( int elementDeclIndex , String attributeDec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mmar.getFirstElementDecl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mmar.getEntityDeclIndex( String entityDec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mmar.getFirstEntityDecl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mmar.getElementDeclIndex( String elementDeclName , int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mmar.getElementDecl( int elementDeclIndex , XMLElementDecl elementDe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mmar.getNextElementDeclIndex( int elementDecl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mmar.getNotationDecl( int notationDeclIndex , XMLNotationDecl notationDe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mmar.getNextNotationDeclIndex( int notationDecl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mmar.Gramm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